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1" style:family="paragraph" style:parent-style-name="Text_20_body">
      <style:paragraph-properties fo:break-before="page"/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 style:list-style-name="L1"/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P2"/>
      <text:h text:style-name="P3" text:outline-level="1"/>
      <text:h text:style-name="P3" text:outline-level="1">Cómo solucionar en Linux el problema "/dev/tty***": Permission denied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P4">Creador: David Rubio <text:span text:style-name="T1">G.</text:span></text:p>
      <text:p text:style-name="P5"><draw:custom-shape text:anchor-type="char" draw:z-index="9" draw:name="PowerPlusWaterMarkObject 1" draw:style-name="gr1" draw:text-style-name="P7" svg:width="16.999cm" svg:height="1.317cm" draw:transform="rotate (0.785398163397448) translate (2.02494444444444cm 18.143125cm)"><text:p text:style-name="P6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6/como-solucionar-en-linux-el-problema-dev-tty-permission-denied/" text:style-name="Internet_20_link" text:visited-style-name="Visited_20_Internet_20_Link"><text:span text:style-name="T3">https://soceame.wordpress.com/2025/02/16/como-solucionar-en-linux-el-problema-dev-tty-permission-denied/</text:span></text:a></text:p>
      <text:p text:style-name="P8">Blog: <text:a xlink:type="simple" xlink:href="https://soceame.wordpress.com/" text:style-name="Internet_20_link" text:visited-style-name="Visited_20_Internet_20_Link">https://soceame.wordpress.com/</text:a></text:p>
      <text:p text:style-name="P9">GitHub: <text:a xlink:type="simple" xlink:href="https://github.com/DRubioG" text:style-name="Internet_20_link" text:visited-style-name="Visited_20_Internet_20_Link">https://github.com/DRubioG</text:a></text:p>
      <text:p text:style-name="P10">Fecha última modificación: <text:date style:data-style-name="N36" text:date-value="2025-02-16T17:57:55.165734440">16/02/2025</text:date></text:p>
      <text:p text:style-name="P11"/>
      <text:p text:style-name="P12"/>
      <text:p text:style-name="P12">Este problema se produce debido a que no se tiene configurado los puertos serie del sistema operativo Linux listos para leer o escribir.</text:p>
      <text:p text:style-name="Text_20_body">Para solucionarlo existen dos métodos.</text:p>
      <text:list text:style-name="L1">
        <text:list-item>
          <text:p text:style-name="P13"><text:span text:style-name="Strong_20_Emphasis">Método circunstancial: </text:span>este método soluciona tu problema de acceso a puertos una sola vez, y la siguiente vez que vuelvas a querer acceder tienes que volver a ejecutar el comando. </text:p>
        </text:list-item>
      </text:list>
      <text:p text:style-name="Text_20_body">Por ejemplo para el puerto ttyACM0 se ejecuta este comando.</text:p>
      <text:p text:style-name="P14"><text:span text:style-name="Source_20_Text"><text:span text:style-name="Emphasis">sudo chmod a+rw /dev/ttyACM0</text:span></text:span></text:p>
      <text:p text:style-name="Text_20_body">Y para activar todos los puertos serie se haría de la siguiente forma.</text:p>
      <text:p text:style-name="P14"><text:span text:style-name="Source_20_Text"><text:span text:style-name="Emphasis">sudo chmod a+rw /dev/tty</text:span></text:span><text:span text:style-name="Source_20_Text">USB*</text:span></text:p>
      <text:list text:style-name="L2">
        <text:list-item>
          <text:p text:style-name="P15"><text:span text:style-name="Strong_20_Emphasis">Método definitivo: </text:span>este método solo es necesario ejecutarlo una sola vez y soluciona el problema con un comando. Tiene el inconveniente de que se tiene que reiniciar el ordenador para que surta efecto. </text:p>
        </text:list-item>
      </text:list>
      <text:p text:style-name="P14"><text:span text:style-name="Source_20_Text"><text:span text:style-name="Emphasis">sudo usermod -a -G dialout $USER</text:span>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180471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 officeooo:rsid="0015e9bf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6/como-solucionar-en-linux-el-problema-dev-tty-permission-denied/" text:style-name="Internet_20_link" text:visited-style-name="Visited_20_Internet_20_Link"><text:span text:style-name="MT1">https://soceame.wordpress.com/2025/02/16/como-solucionar-en-linux-el-problema-dev-tty-permission-denied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7:55:49.654748182</meta:creation-date>
    <meta:editing-duration>PT2M6S</meta:editing-duration>
    <meta:editing-cycles>3</meta:editing-cycles>
    <meta:generator>LibreOffice/24.8.4.2$Linux_X86_64 LibreOffice_project/480$Build-2</meta:generator>
    <dc:date>2025-02-16T17:57:55.029434225</dc:date>
    <meta:print-date>2025-02-16T17:57:45.999471413</meta:print-date>
    <meta:printed-by>Archivos PDF</meta:printed-by>
    <meta:document-statistic meta:table-count="0" meta:image-count="0" meta:object-count="0" meta:page-count="2" meta:paragraph-count="17" meta:word-count="160" meta:character-count="1222" meta:non-whitespace-character-count="1077"/>
    <meta:template xlink:type="simple" xlink:actuate="onRequest" xlink:title="template" xlink:href="../../../../../../Plantillas/template.ott" meta:date="2025-02-16T17:55:48.895009159"/>
  </office:meta>
</office:document-meta>
</file>